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ceResolver.sum( MinOptMax [ ] length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aceHandlingBreakPosition.getSpa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Resolver.performSpaceResolutionRules2to3( UnresolvedListElement [ ] elems , MinOptMax [ ] length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paceResolver.toString( Object [ ] arr1 , Object [ ] arr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aceResolver.removeConditionalBorderAndPadding( UnresolvedListElement [ ] elems , MinOptMax [ ] lengths , boolean revers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aceHandlingBreakPosition.getOriginalBreak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Resolver.hasSecond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HandlingBreakPosition.notifyBreakSituation( boolean isBreakSituation , RelSide si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paceResolver.generate( ListIterator ite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8">
            <text:p text:style-name="Table_20_Contents">28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SpaceResolver.SpaceResolver( List first , BreakElement breakPoss , List second , boolean isFirst , boolean isLas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SpaceResolver.performSpaceResolutionRules2to3( UnresolvedListElement [ ] elems , MinOptMax [ ] lengths , int start , int end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SpaceHandlingPos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aceHandlingBreakPos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aceHandlingBreakPosition.SpaceHandlingBreakPosition( SpaceResolver resolver , BreakElement breakPo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ceHandlingPosition.notifySpaceSitu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ceResolver.performConditionalsNotification( List effectiveList , int startElementIndex , int endElementIndex , int prevBreak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paceHandlingPosition.getSpa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ceResolver.resolv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paceHandlingPosition.SpaceHandlingPosition( 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ceResolver.resolveElementList( List elem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SpaceResolver.performSpaceResolutionRule1( UnresolvedListElement [ ] elems , MinOptMax [ ] lengths , boolean rever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paceResolver.hasFirst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